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Lucas Carvalho Lima<text:tab/><text:tab/><text:tab/><text:tab/><text:tab/><text:tab/><text:tab/></text:span><text:span text:style-name="T3">Data:</text:span><text:span text:style-name="T2"> 07/11/2013</text:span></text:p>
      <text:p text:style-name="P4"><text:span text:style-name="T3">Fase/Iteração:</text:span><text:span text:style-name="T2"> Sprint 6<text:tab/><text:tab/><text:tab/><text:tab/> <text:s text:c="12"/><text:tab/><text:tab/><text:tab/></text:span><text:span text:style-name="T3">Esforço Total:</text:span><text:span text:style-name="T2"> 6 horas</text:span></text:p>
      <text:p text:style-name="P5"/>
      <text:p text:style-name="P5"><text:span text:style-name="T4">Atividade: </text:span><text:span text:style-name="T5">Atividades gerenciais</text:span><text:span text:style-name="T4"><text:tab/><text:tab/><text:tab/><text:tab/><text:tab/><text:tab/>Esforço: </text:span><text:span text:style-name="T5">6 horas</text:span></text:p>
      <text:p text:style-name="P6"><text:span text:style-name="T4">Descrição: </text:span><text:span text:style-name="T5">Envolveu atividades como reuniões, tomadas de decisão, comunicação,</text:span></text:p>
      <text:p text:style-name="P7">acompanhamento, planejamento,...</text:p>
      <text:p text:style-name="P6"><text:span text:style-name="T4">Produtos: </text:span><text:span text:style-name="T5">Nenhum.</text:span></text:p>
      <text:p text:style-name="P6"><text:span text:style-name="T4">Equipe: </text:span><text:span text:style-name="T5">Antônio Carlos, Gabriel Benício, Lucas Carvalho.</text:span></text:p>
      <text:p text:style-name="P6"><text:span text:style-name="T4">Artefato: </text:span><text:span text:style-name="T5">Nenh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1-07T21:09:46</dc:date>
    <meta:editing-duration>P0D</meta:editing-duration>
    <meta:document-statistic meta:table-count="0" meta:image-count="1" meta:object-count="0" meta:page-count="1" meta:paragraph-count="11" meta:word-count="56" meta:character-count="473" meta:non-whitespace-character-count="398"/>
  </office:meta>
</office:document-meta>
</file>